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70" draw:name="Title 1" svg:x="0.55118in" svg:y="0.20748in" svg:width="9.92087in" svg:height="1.36732in" presentation:class="title" presentation:placeholder="false">
          <draw:text-box>
            <text:p text:style-name="a569" text:class-names="" text:cond-style-name=""><text:span text:style-name="a566" text:class-names="">Rozhovor s Petrem<text:s text:c="1"/></text:span><text:span text:style-name="a567" text:class-names="">Růžičkou</text:span><text:span text:style-name="a568" text:class-names=""><text:line-break/>Poznámky</text:span></text:p>
          </draw:text-box>
          <svg:title/>
          <svg:desc/>
        </draw:frame>
        <draw:frame draw:id="id74" presentation:style-name="a573" draw:name="Subtitle 2" svg:x="0.55118in" svg:y="1.45079in" svg:width="9.92087in" svg:height="3.59606in" presentation:class="subtitle" presentation:placeholder="false">
          <draw:text-box>
            <text:p text:style-name="a572" text:class-names="" text:cond-style-name=""><text:span text:style-name="a571" text:class-names="">Filip Komárek</text:span></text:p>
          </draw:text-box>
          <svg:title/>
          <svg:desc/>
        </draw:frame>
        <presentation:notes draw:style-name="a579">
          <draw:frame draw:id="id75" draw:style-name="a576" draw:name="Slide Number Placeholder 6" svg:x="4.67953in" svg:y="11.10827in" svg:width="3.5878in" svg:height="0.58425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77" draw:name="Slide Image Placeholder 1">
            <svg:title/>
            <svg:desc/>
          </draw:page-thumbnail>
          <draw:frame draw:id="id77" presentation:style-name="a5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0" draw:master-page-name="Master1-Layout7-blank-Blank" presentation:presentation-page-layout-name="Master1-PPL7" draw:id="Slide-257">
        <draw:frame draw:id="id78" presentation:style-name="a583" draw:name="Title 1" svg:x="0.55118in" svg:y="0.24724in" svg:width="9.92087in" svg:height="1.03504in" presentation:class="title" presentation:placeholder="false">
          <draw:text-box>
            <text:p text:style-name="a582" text:class-names="" text:cond-style-name=""><text:span text:style-name="a581" text:class-names="">První část</text:span></text:p>
          </draw:text-box>
          <svg:title/>
          <svg:desc/>
        </draw:frame>
        <draw:frame draw:id="id79" presentation:style-name="a593" draw:name="Text Placeholder 2" svg:x="0.55118in" svg:y="1.45079in" svg:width="9.92087in" svg:height="4.45472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Na Smíchovské Střední Průmyslové Škole jste učitel a zástupcem ředitele pro pedagogickou činnost.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Otázka: Jak to jde?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Co vše má na starost zástupce pro ředitele pro pedagogickou činnost?</text:span></text:p>
              </text:list-item>
            </text:list>
          </draw:text-box>
          <svg:title/>
          <svg:desc/>
        </draw:frame>
        <presentation:notes draw:style-name="a599">
          <draw:frame draw:id="id80" draw:style-name="a596" draw:name="Slide Number Placeholder 6" svg:x="4.67953in" svg:y="11.10827in" svg:width="3.5878in" svg:height="0.58425in">
            <draw:text-box>
              <text:p text:style-name="a595" text:class-names="" text:cond-style-name=""><text:span text:style-name="a594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1" presentation:style-name="a597" draw:name="Slide Image Placeholder 1">
            <svg:title/>
            <svg:desc/>
          </draw:page-thumbnail>
          <draw:frame draw:id="id82" presentation:style-name="a5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0" draw:master-page-name="Master1-Layout7-blank-Blank" presentation:presentation-page-layout-name="Master1-PPL7" draw:id="Slide-258">
        <draw:frame draw:id="id83" presentation:style-name="a610" draw:name="Text Placeholder 1" svg:x="0.55118in" svg:y="0.3937in" svg:width="9.92087in" svg:height="5.51181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Na tuto pozici jste se dostal už po dvou letech práce na škole. Jak jste to stihl?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Co se chystá na škole za novinky?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Je něco, co by jste chtěl změnit, ale bohužel to nejde?</text:span></text:p>
              </text:list-item>
            </text:list>
          </draw:text-box>
          <svg:title/>
          <svg:desc/>
        </draw:frame>
        <presentation:notes draw:style-name="a616">
          <draw:frame draw:id="id84" draw:style-name="a613" draw:name="Slide Number Placeholder 6" svg:x="4.67953in" svg:y="11.10827in" svg:width="3.5878in" svg:height="0.58425in">
            <draw:text-box>
              <text:p text:style-name="a612" text:class-names="" text:cond-style-name=""><text:span text:style-name="a61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614" draw:name="Slide Image Placeholder 1">
            <svg:title/>
            <svg:desc/>
          </draw:page-thumbnail>
          <draw:frame draw:id="id86" presentation:style-name="a6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17" draw:master-page-name="Master1-Layout7-blank-Blank" presentation:presentation-page-layout-name="Master1-PPL7" draw:id="Slide-259">
        <draw:frame draw:id="id87" presentation:style-name="a620" draw:name="Title 1" svg:x="0.55118in" svg:y="0.24724in" svg:width="9.92087in" svg:height="1.03504in" presentation:class="title" presentation:placeholder="false">
          <draw:text-box>
            <text:p text:style-name="a619" text:class-names="" text:cond-style-name=""><text:span text:style-name="a618" text:class-names="">Druhá část</text:span></text:p>
          </draw:text-box>
          <svg:title/>
          <svg:desc/>
        </draw:frame>
        <draw:frame draw:id="id88" presentation:style-name="a633" draw:name="Text Placeholder 2" svg:x="0.55118in" svg:y="1.45079in" svg:width="9.92087in" svg:height="3.59606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Nyní bych se rád posunul k Horním Počernicím, kde jste opozičním zastupitelem za sdružení PRO Počernice, které jste v červenci 2021 založil.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Otázka: Jak to jde?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V komunálních volbách jste dostal 24,93 %, kdy jste získali 7 křesel a na procenta jste vyhráli volby. Co se podle vás pokazilo, že jste stále v opozici?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Jaké jsou problémy zastupitelstva Horních Počernic?</text:span></text:p>
              </text:list-item>
            </text:list>
          </draw:text-box>
          <svg:title/>
          <svg:desc/>
        </draw:frame>
        <presentation:notes draw:style-name="a639">
          <draw:frame draw:id="id89" draw:style-name="a636" draw:name="Slide Number Placeholder 6" svg:x="4.67953in" svg:y="11.10827in" svg:width="3.5878in" svg:height="0.58425in">
            <draw:text-box>
              <text:p text:style-name="a635" text:class-names="" text:cond-style-name=""><text:span text:style-name="a634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0" presentation:style-name="a637" draw:name="Slide Image Placeholder 1">
            <svg:title/>
            <svg:desc/>
          </draw:page-thumbnail>
          <draw:frame draw:id="id91" presentation:style-name="a6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40" draw:master-page-name="Master1-Layout7-blank-Blank" presentation:presentation-page-layout-name="Master1-PPL7" draw:id="Slide-260">
        <draw:frame draw:id="id92" presentation:style-name="a650" draw:name="Text Placeholder 1" svg:x="0.55118in" svg:y="0.3937in" svg:width="9.92087in" svg:height="5.51181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V listopadu minulého roku jste napsal článek o stavu bezpečnosti v Horních Počernicích.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Citace: „Kromě toho, kdo se všechno sešel, a že se řešil například blackout jsme se tradičně nedozvěděli konkrétního vůbec nic.“<text:line-break/>Je podle vás problém s transparentností Horních Počernic?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Mají podle vás Horní Počernice problém s bezpečností? Nějaké zlepšení?</text:span></text:p>
              </text:list-item>
            </text:list>
          </draw:text-box>
          <svg:title/>
          <svg:desc/>
        </draw:frame>
        <presentation:notes draw:style-name="a656">
          <draw:frame draw:id="id93" draw:style-name="a653" draw:name="Slide Number Placeholder 6" svg:x="4.67953in" svg:y="11.10827in" svg:width="3.5878in" svg:height="0.58425in">
            <draw:text-box>
              <text:p text:style-name="a652" text:class-names="" text:cond-style-name=""><text:span text:style-name="a65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4" presentation:style-name="a654" draw:name="Slide Image Placeholder 1">
            <svg:title/>
            <svg:desc/>
          </draw:page-thumbnail>
          <draw:frame draw:id="id95" presentation:style-name="a6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57" draw:master-page-name="Master1-Layout7-blank-Blank" presentation:presentation-page-layout-name="Master1-PPL7" draw:id="Slide-261">
        <draw:frame draw:id="id96" presentation:style-name="a667" draw:name="Text Placeholder 1" svg:x="0.55118in" svg:y="0.3937in" svg:width="9.92087in" svg:height="5.31496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Horní Počernice jsou ze dvou stran obklopeny dálnicí, kvůli čemuž vzniká hluk. Je vůbec možné tohle vyřešit?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U zastávky nádraží Horní Počernice má vzniknout polyfunkční dům s ordinacemi a obchodem v přízemí. Nicméně už to budou více jak čtyři roky, co je na místě jen staveniště. Na čem to stojí?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Uvažoval by jste někdy nad vstupem do krajské nebo celostátní politiky?</text:span></text:p>
              </text:list-item>
            </text:list>
          </draw:text-box>
          <svg:title/>
          <svg:desc/>
        </draw:frame>
        <presentation:notes draw:style-name="a673">
          <draw:frame draw:id="id97" draw:style-name="a670" draw:name="Slide Number Placeholder 6" svg:x="4.67953in" svg:y="11.10827in" svg:width="3.5878in" svg:height="0.58425in">
            <draw:text-box>
              <text:p text:style-name="a669" text:class-names="" text:cond-style-name=""><text:span text:style-name="a668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98" presentation:style-name="a671" draw:name="Slide Image Placeholder 1">
            <svg:title/>
            <svg:desc/>
          </draw:page-thumbnail>
          <draw:frame draw:id="id99" presentation:style-name="a6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Výchozí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ozhovor s Petrem Růžičkou Poznámky</dc:title>
    <dc:creator>Filip Komarek</dc:creator>
    <meta:creation-date>2023-02-21T17:33:04Z</meta:creation-date>
    <dc:date>2023-03-09T14:24:08Z</dc:date>
    <meta:editing-cycles>3</meta:editing-cycles>
    <meta:editing-duration>PT616S</meta:editing-duration>
    <meta:document-statistic meta:paragraph-count="26" meta:word-count="290"/>
  </office:meta>
</office:document-meta>
</file>